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p_setProperty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p_setProperty.setProperty( String 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p_setProperty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p_setProperty.jsp_setProperty( String name , String property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p_setProperty.jsp_set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